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rst_nine_bytes" table:style-name="ta1">
        <table:shapes>
          <draw:frame draw:z-index="0" draw:style-name="gr1" draw:text-style-name="P1" svg:width="6.2992in" svg:height="3.5331in" svg:x="5.2386in" svg:y="4.6114in">
            <draw:object draw:notify-on-update-of-ranges="first_nine_bytes.A1:first_nine_bytes.A1 first_nine_bytes.A2:first_nine_bytes.A100 first_nine_bytes.B1:first_nine_bytes.B1 first_nine_bytes.B2:first_nine_bytes.B100 first_nine_bytes.C1:first_nine_bytes.C1 first_nine_bytes.C2:first_nine_bytes.C100 first_nine_bytes.D1:first_nine_bytes.D1 first_nine_bytes.D2:first_nine_bytes.D100 first_nine_bytes.E1:first_nine_bytes.E1 first_nine_bytes.E2:first_nine_bytes.E100 first_nine_bytes.F1:first_nine_bytes.F1 first_nine_bytes.F2:first_nine_bytes.F100 first_nine_bytes.G1:first_nine_bytes.G1 first_nine_bytes.G2:first_nine_bytes.G100 first_nine_bytes.H1:first_nine_bytes.H1 first_nine_bytes.H2:first_nine_bytes.H100 first_nine_bytes.I1:first_nine_bytes.I1 first_nine_bytes.I2:first_nine_bytes.I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5.2752in" svg:y="0.6839in">
            <draw:object draw:notify-on-update-of-ranges="first_nine_bytes.A1:first_nine_bytes.A1 first_nine_bytes.A2:first_nine_bytes.A425 first_nine_bytes.B1:first_nine_bytes.B1 first_nine_bytes.B2:first_nine_bytes.B425 first_nine_bytes.C1:first_nine_bytes.C1 first_nine_bytes.C2:first_nine_bytes.C425 first_nine_bytes.D1:first_nine_bytes.D1 first_nine_bytes.D2:first_nine_bytes.D425 first_nine_bytes.E1:first_nine_bytes.E1 first_nine_bytes.E2:first_nine_bytes.E425 first_nine_bytes.F1:first_nine_bytes.F1 first_nine_bytes.F2:first_nine_bytes.F425 first_nine_bytes.G1:first_nine_bytes.G1 first_nine_bytes.G2:first_nine_bytes.G425 first_nine_bytes.H1:first_nine_bytes.H1 first_nine_bytes.H2:first_nine_bytes.H425 first_nine_bytes.I1:first_nine_bytes.I1 first_nine_bytes.I2:first_nine_bytes.I4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Byte0</text:p>
          </table:table-cell>
          <table:table-cell office:value-type="string" calcext:value-type="string">
            <text:p>Byte1</text:p>
          </table:table-cell>
          <table:table-cell office:value-type="string" calcext:value-type="string">
            <text:p>Byte2</text:p>
          </table:table-cell>
          <table:table-cell office:value-type="string" calcext:value-type="string">
            <text:p>Byte3</text:p>
          </table:table-cell>
          <table:table-cell office:value-type="string" calcext:value-type="string">
            <text:p>Byte4</text:p>
          </table:table-cell>
          <table:table-cell office:value-type="string" calcext:value-type="string">
            <text:p>Byte5</text:p>
          </table:table-cell>
          <table:table-cell office:value-type="string" calcext:value-type="string">
            <text:p>Byte6</text:p>
          </table:table-cell>
          <table:table-cell office:value-type="string" calcext:value-type="string">
            <text:p>Byte7</text:p>
          </table:table-cell>
          <table:table-cell office:value-type="string" calcext:value-type="string">
            <text:p>Byte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3T21:56:47.726795997</dc:date>
    <dc:creator>Preston Maness</dc:creator>
    <meta:editing-duration>PT8M12S</meta:editing-duration>
    <meta:editing-cycles>2</meta:editing-cycles>
    <meta:generator>LibreOffice/7.3.3.1$Linux_X86_64 LibreOffice_project/30$Build-1</meta:generator>
    <meta:document-statistic meta:table-count="1" meta:cell-count="3825" meta:object-count="2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1cm" svg:height="8.975cm" xlink:href=".." xlink:type="simple" chart:class="chart:line" chart:style-name="ch1">
        <chart:legend chart:legend-position="end" svg:x="14.327cm" svg:y="2.16cm" style:legend-expansion="high" chart:style-name="ch2"/>
        <chart:plot-area chart:style-name="ch3" table:cell-range-address="first_nine_bytes.A1:first_nine_bytes.I100" chart:data-source-has-labels="row" svg:x="0.32cm" svg:y="0.179cm" svg:width="13.687cm" svg:height="8.617cm">
          <chart:coordinate-region svg:x="1.138cm" svg:y="0.382cm" svg:width="12.869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rst_nine_bytes.A2:first_nine_bytes.A100" chart:label-cell-address="first_nine_bytes.A1:first_nine_bytes.A1" chart:class="chart:line">
            <chart:data-point chart:repeated="99"/>
          </chart:series>
          <chart:series chart:style-name="ch7" chart:values-cell-range-address="first_nine_bytes.B2:first_nine_bytes.B100" chart:label-cell-address="first_nine_bytes.B1:first_nine_bytes.B1" chart:class="chart:line">
            <chart:data-point chart:repeated="99"/>
          </chart:series>
          <chart:series chart:style-name="ch8" chart:values-cell-range-address="first_nine_bytes.C2:first_nine_bytes.C100" chart:label-cell-address="first_nine_bytes.C1:first_nine_bytes.C1" chart:class="chart:line">
            <chart:data-point chart:repeated="99"/>
          </chart:series>
          <chart:series chart:style-name="ch9" chart:values-cell-range-address="first_nine_bytes.D2:first_nine_bytes.D100" chart:label-cell-address="first_nine_bytes.D1:first_nine_bytes.D1" chart:class="chart:line">
            <chart:data-point chart:repeated="99"/>
          </chart:series>
          <chart:series chart:style-name="ch10" chart:values-cell-range-address="first_nine_bytes.E2:first_nine_bytes.E100" chart:label-cell-address="first_nine_bytes.E1:first_nine_bytes.E1" chart:class="chart:line">
            <chart:data-point chart:repeated="99"/>
          </chart:series>
          <chart:series chart:style-name="ch11" chart:values-cell-range-address="first_nine_bytes.F2:first_nine_bytes.F100" chart:label-cell-address="first_nine_bytes.F1:first_nine_bytes.F1" chart:class="chart:line">
            <chart:data-point chart:repeated="99"/>
          </chart:series>
          <chart:series chart:style-name="ch12" chart:values-cell-range-address="first_nine_bytes.G2:first_nine_bytes.G100" chart:label-cell-address="first_nine_bytes.G1:first_nine_bytes.G1" chart:class="chart:line">
            <chart:data-point chart:repeated="99"/>
          </chart:series>
          <chart:series chart:style-name="ch13" chart:values-cell-range-address="first_nine_bytes.H2:first_nine_bytes.H100" chart:label-cell-address="first_nine_bytes.H1:first_nine_bytes.H1" chart:class="chart:line">
            <chart:data-point chart:repeated="99"/>
          </chart:series>
          <chart:series chart:style-name="ch14" chart:values-cell-range-address="first_nine_bytes.I2:first_nine_bytes.I100" chart:label-cell-address="first_nine_bytes.I1:first_nine_bytes.I1" chart:class="chart:line">
            <chart:data-point chart:repeated="9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0</text:p>
                <draw:g>
                  <svg:desc>first_nine_bytes.A1:first_nine_bytes.A1</svg:desc>
                </draw:g>
              </table:table-cell>
              <table:table-cell office:value-type="string">
                <text:p>Byte1</text:p>
                <draw:g>
                  <svg:desc>first_nine_bytes.B1:first_nine_bytes.B1</svg:desc>
                </draw:g>
              </table:table-cell>
              <table:table-cell office:value-type="string">
                <text:p>Byte2</text:p>
                <draw:g>
                  <svg:desc>first_nine_bytes.C1:first_nine_bytes.C1</svg:desc>
                </draw:g>
              </table:table-cell>
              <table:table-cell office:value-type="string">
                <text:p>Byte3</text:p>
                <draw:g>
                  <svg:desc>first_nine_bytes.D1:first_nine_bytes.D1</svg:desc>
                </draw:g>
              </table:table-cell>
              <table:table-cell office:value-type="string">
                <text:p>Byte4</text:p>
                <draw:g>
                  <svg:desc>first_nine_bytes.E1:first_nine_bytes.E1</svg:desc>
                </draw:g>
              </table:table-cell>
              <table:table-cell office:value-type="string">
                <text:p>Byte5</text:p>
                <draw:g>
                  <svg:desc>first_nine_bytes.F1:first_nine_bytes.F1</svg:desc>
                </draw:g>
              </table:table-cell>
              <table:table-cell office:value-type="string">
                <text:p>Byte6</text:p>
                <draw:g>
                  <svg:desc>first_nine_bytes.G1:first_nine_bytes.G1</svg:desc>
                </draw:g>
              </table:table-cell>
              <table:table-cell office:value-type="string">
                <text:p>Byte7</text:p>
                <draw:g>
                  <svg:desc>first_nine_bytes.H1:first_nine_bytes.H1</svg:desc>
                </draw:g>
              </table:table-cell>
              <table:table-cell office:value-type="string">
                <text:p>Byte8</text:p>
                <draw:g>
                  <svg:desc>first_nine_bytes.I1:first_nine_byte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irst_nine_bytes.A2:first_nine_bytes.A100</svg:desc>
                </draw:g>
              </table:table-cell>
              <table:table-cell office:value-type="float" office:value="40">
                <text:p>40</text:p>
                <draw:g>
                  <svg:desc>first_nine_bytes.B2:first_nine_bytes.B100</svg:desc>
                </draw:g>
              </table:table-cell>
              <table:table-cell office:value-type="float" office:value="56">
                <text:p>56</text:p>
                <draw:g>
                  <svg:desc>first_nine_bytes.C2:first_nine_bytes.C100</svg:desc>
                </draw:g>
              </table:table-cell>
              <table:table-cell office:value-type="float" office:value="53">
                <text:p>53</text:p>
                <draw:g>
                  <svg:desc>first_nine_bytes.D2:first_nine_bytes.D100</svg:desc>
                </draw:g>
              </table:table-cell>
              <table:table-cell office:value-type="float" office:value="65">
                <text:p>65</text:p>
                <draw:g>
                  <svg:desc>first_nine_bytes.E2:first_nine_bytes.E100</svg:desc>
                </draw:g>
              </table:table-cell>
              <table:table-cell office:value-type="float" office:value="41">
                <text:p>41</text:p>
                <draw:g>
                  <svg:desc>first_nine_bytes.F2:first_nine_bytes.F100</svg:desc>
                </draw:g>
              </table:table-cell>
              <table:table-cell office:value-type="float" office:value="69">
                <text:p>69</text:p>
                <draw:g>
                  <svg:desc>first_nine_bytes.G2:first_nine_bytes.G100</svg:desc>
                </draw:g>
              </table:table-cell>
              <table:table-cell office:value-type="float" office:value="69">
                <text:p>69</text:p>
                <draw:g>
                  <svg:desc>first_nine_bytes.H2:first_nine_bytes.H100</svg:desc>
                </draw:g>
              </table:table-cell>
              <table:table-cell office:value-type="float" office:value="66">
                <text:p>66</text:p>
                <draw:g>
                  <svg:desc>first_nine_bytes.I2:first_nine_bytes.I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105">
                <text:p>105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105">
                <text:p>105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94">
                <text:p>94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5">
                <text:p>105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22">
                <text:p>122</text:p>
              </table:table-cell>
              <table:table-cell office:value-type="float" office:value="49">
                <text:p>49</text:p>
              </table:table-cell>
              <table:table-cell office:value-type="float" office:value="84">
                <text:p>84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18">
                <text:p>118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42">
                <text:p>4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05">
                <text:p>105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82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22">
                <text:p>122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84">
                <text:p>84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84">
                <text:p>84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118">
                <text:p>118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115">
                <text:p>115</text:p>
              </table:table-cell>
              <table:table-cell office:value-type="float" office:value="104">
                <text:p>104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113">
                <text:p>113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  <table:table-cell office:value-type="float" office:value="49">
                <text:p>49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94">
                <text:p>94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68">
                <text:p>6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105">
                <text:p>105</text:p>
              </table:table-cell>
              <table:table-cell office:value-type="float" office:value="77">
                <text:p>77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82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105">
                <text:p>105</text:p>
              </table:table-cell>
              <table:table-cell office:value-type="float" office:value="77">
                <text:p>77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105">
                <text:p>105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122">
                <text:p>122</text:p>
              </table:table-cell>
              <table:table-cell office:value-type="float" office:value="49">
                <text:p>49</text:p>
              </table:table-cell>
              <table:table-cell office:value-type="float" office:value="84">
                <text:p>84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118">
                <text:p>118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53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68">
                <text:p>68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">
                <text:p>7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55">
                <text:p>5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">
                <text:p>7</text:p>
              </table:table-cell>
              <table:table-cell office:value-type="float" office:value="55">
                <text:p>55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8">
                <text:p>68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">
                <text:p>7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4">
                <text:p>54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">
                <text:p>7</text:p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">
                <text:p>7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3">
                <text:p>1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">
                <text:p>7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66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1$Linux_X86_64 LibreOffice_project/3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326cm" svg:y="2.173cm" style:legend-expansion="high" chart:style-name="ch2"/>
        <chart:plot-area chart:style-name="ch3" table:cell-range-address="first_nine_bytes.A1:first_nine_bytes.I425" chart:data-source-has-labels="row" svg:x="0.32cm" svg:y="0.18cm" svg:width="13.686cm" svg:height="8.64cm">
          <chart:coordinate-region svg:x="1.138cm" svg:y="0.383cm" svg:width="12.868cm" svg:height="7.4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rst_nine_bytes.A2:first_nine_bytes.A425" chart:label-cell-address="first_nine_bytes.A1:first_nine_bytes.A1" chart:class="chart:line">
            <chart:data-point chart:repeated="424"/>
          </chart:series>
          <chart:series chart:style-name="ch7" chart:values-cell-range-address="first_nine_bytes.B2:first_nine_bytes.B425" chart:label-cell-address="first_nine_bytes.B1:first_nine_bytes.B1" chart:class="chart:line">
            <chart:data-point chart:repeated="424"/>
          </chart:series>
          <chart:series chart:style-name="ch8" chart:values-cell-range-address="first_nine_bytes.C2:first_nine_bytes.C425" chart:label-cell-address="first_nine_bytes.C1:first_nine_bytes.C1" chart:class="chart:line">
            <chart:data-point chart:repeated="424"/>
          </chart:series>
          <chart:series chart:style-name="ch9" chart:values-cell-range-address="first_nine_bytes.D2:first_nine_bytes.D425" chart:label-cell-address="first_nine_bytes.D1:first_nine_bytes.D1" chart:class="chart:line">
            <chart:data-point chart:repeated="424"/>
          </chart:series>
          <chart:series chart:style-name="ch10" chart:values-cell-range-address="first_nine_bytes.E2:first_nine_bytes.E425" chart:label-cell-address="first_nine_bytes.E1:first_nine_bytes.E1" chart:class="chart:line">
            <chart:data-point chart:repeated="424"/>
          </chart:series>
          <chart:series chart:style-name="ch11" chart:values-cell-range-address="first_nine_bytes.F2:first_nine_bytes.F425" chart:label-cell-address="first_nine_bytes.F1:first_nine_bytes.F1" chart:class="chart:line">
            <chart:data-point chart:repeated="424"/>
          </chart:series>
          <chart:series chart:style-name="ch12" chart:values-cell-range-address="first_nine_bytes.G2:first_nine_bytes.G425" chart:label-cell-address="first_nine_bytes.G1:first_nine_bytes.G1" chart:class="chart:line">
            <chart:data-point chart:repeated="424"/>
          </chart:series>
          <chart:series chart:style-name="ch13" chart:values-cell-range-address="first_nine_bytes.H2:first_nine_bytes.H425" chart:label-cell-address="first_nine_bytes.H1:first_nine_bytes.H1" chart:class="chart:line">
            <chart:data-point chart:repeated="424"/>
          </chart:series>
          <chart:series chart:style-name="ch14" chart:values-cell-range-address="first_nine_bytes.I2:first_nine_bytes.I425" chart:label-cell-address="first_nine_bytes.I1:first_nine_bytes.I1" chart:class="chart:line">
            <chart:data-point chart:repeated="4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0</text:p>
                <draw:g>
                  <svg:desc>first_nine_bytes.A1:first_nine_bytes.A1</svg:desc>
                </draw:g>
              </table:table-cell>
              <table:table-cell office:value-type="string">
                <text:p>Byte1</text:p>
                <draw:g>
                  <svg:desc>first_nine_bytes.B1:first_nine_bytes.B1</svg:desc>
                </draw:g>
              </table:table-cell>
              <table:table-cell office:value-type="string">
                <text:p>Byte2</text:p>
                <draw:g>
                  <svg:desc>first_nine_bytes.C1:first_nine_bytes.C1</svg:desc>
                </draw:g>
              </table:table-cell>
              <table:table-cell office:value-type="string">
                <text:p>Byte3</text:p>
                <draw:g>
                  <svg:desc>first_nine_bytes.D1:first_nine_bytes.D1</svg:desc>
                </draw:g>
              </table:table-cell>
              <table:table-cell office:value-type="string">
                <text:p>Byte4</text:p>
                <draw:g>
                  <svg:desc>first_nine_bytes.E1:first_nine_bytes.E1</svg:desc>
                </draw:g>
              </table:table-cell>
              <table:table-cell office:value-type="string">
                <text:p>Byte5</text:p>
                <draw:g>
                  <svg:desc>first_nine_bytes.F1:first_nine_bytes.F1</svg:desc>
                </draw:g>
              </table:table-cell>
              <table:table-cell office:value-type="string">
                <text:p>Byte6</text:p>
                <draw:g>
                  <svg:desc>first_nine_bytes.G1:first_nine_bytes.G1</svg:desc>
                </draw:g>
              </table:table-cell>
              <table:table-cell office:value-type="string">
                <text:p>Byte7</text:p>
                <draw:g>
                  <svg:desc>first_nine_bytes.H1:first_nine_bytes.H1</svg:desc>
                </draw:g>
              </table:table-cell>
              <table:table-cell office:value-type="string">
                <text:p>Byte8</text:p>
                <draw:g>
                  <svg:desc>first_nine_bytes.I1:first_nine_byte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irst_nine_bytes.A2:first_nine_bytes.A425</svg:desc>
                </draw:g>
              </table:table-cell>
              <table:table-cell office:value-type="float" office:value="40">
                <text:p>40</text:p>
                <draw:g>
                  <svg:desc>first_nine_bytes.B2:first_nine_bytes.B425</svg:desc>
                </draw:g>
              </table:table-cell>
              <table:table-cell office:value-type="float" office:value="56">
                <text:p>56</text:p>
                <draw:g>
                  <svg:desc>first_nine_bytes.C2:first_nine_bytes.C425</svg:desc>
                </draw:g>
              </table:table-cell>
              <table:table-cell office:value-type="float" office:value="53">
                <text:p>53</text:p>
                <draw:g>
                  <svg:desc>first_nine_bytes.D2:first_nine_bytes.D425</svg:desc>
                </draw:g>
              </table:table-cell>
              <table:table-cell office:value-type="float" office:value="65">
                <text:p>65</text:p>
                <draw:g>
                  <svg:desc>first_nine_bytes.E2:first_nine_bytes.E425</svg:desc>
                </draw:g>
              </table:table-cell>
              <table:table-cell office:value-type="float" office:value="41">
                <text:p>41</text:p>
                <draw:g>
                  <svg:desc>first_nine_bytes.F2:first_nine_bytes.F425</svg:desc>
                </draw:g>
              </table:table-cell>
              <table:table-cell office:value-type="float" office:value="69">
                <text:p>69</text:p>
                <draw:g>
                  <svg:desc>first_nine_bytes.G2:first_nine_bytes.G425</svg:desc>
                </draw:g>
              </table:table-cell>
              <table:table-cell office:value-type="float" office:value="69">
                <text:p>69</text:p>
                <draw:g>
                  <svg:desc>first_nine_bytes.H2:first_nine_bytes.H425</svg:desc>
                </draw:g>
              </table:table-cell>
              <table:table-cell office:value-type="float" office:value="66">
                <text:p>66</text:p>
                <draw:g>
                  <svg:desc>first_nine_bytes.I2:first_nine_bytes.I4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105">
                <text:p>105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105">
                <text:p>105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94">
                <text:p>94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5">
                <text:p>105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22">
                <text:p>122</text:p>
              </table:table-cell>
              <table:table-cell office:value-type="float" office:value="49">
                <text:p>49</text:p>
              </table:table-cell>
              <table:table-cell office:value-type="float" office:value="84">
                <text:p>84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18">
                <text:p>118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42">
                <text:p>4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05">
                <text:p>105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82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22">
                <text:p>122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84">
                <text:p>84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84">
                <text:p>84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118">
                <text:p>118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115">
                <text:p>115</text:p>
              </table:table-cell>
              <table:table-cell office:value-type="float" office:value="104">
                <text:p>104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113">
                <text:p>113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  <table:table-cell office:value-type="float" office:value="49">
                <text:p>49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94">
                <text:p>94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68">
                <text:p>6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105">
                <text:p>105</text:p>
              </table:table-cell>
              <table:table-cell office:value-type="float" office:value="77">
                <text:p>77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82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105">
                <text:p>105</text:p>
              </table:table-cell>
              <table:table-cell office:value-type="float" office:value="77">
                <text:p>77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105">
                <text:p>105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122">
                <text:p>122</text:p>
              </table:table-cell>
              <table:table-cell office:value-type="float" office:value="49">
                <text:p>49</text:p>
              </table:table-cell>
              <table:table-cell office:value-type="float" office:value="84">
                <text:p>84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118">
                <text:p>118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53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68">
                <text:p>68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">
                <text:p>7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55">
                <text:p>5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">
                <text:p>7</text:p>
              </table:table-cell>
              <table:table-cell office:value-type="float" office:value="55">
                <text:p>55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8">
                <text:p>68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">
                <text:p>7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4">
                <text:p>54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">
                <text:p>7</text:p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">
                <text:p>7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3">
                <text:p>1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">
                <text:p>7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66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66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">
                <text:p>7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69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">
                <text:p>8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">
                <text:p>3</text:p>
              </table:table-cell>
              <table:table-cell office:value-type="float" office:value="68">
                <text:p>68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3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">
                <text:p>7</text:p>
              </table:table-cell>
              <table:table-cell office:value-type="float" office:value="57">
                <text:p>57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3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">
                <text:p>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">
                <text:p>7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">
                <text:p>7</text:p>
              </table:table-cell>
              <table:table-cell office:value-type="float" office:value="55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">
                <text:p>7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7">
                <text:p>57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">
                <text:p>7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">
                <text:p>7</text:p>
              </table:table-cell>
              <table:table-cell office:value-type="float" office:value="68">
                <text:p>68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">
                <text:p>7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69">
                <text:p>69</text:p>
              </table:table-cell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">
                <text:p>7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68">
                <text:p>68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68">
                <text:p>68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">
                <text:p>7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">
                <text:p>7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">
                <text:p>7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55">
                <text:p>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53">
                <text:p>5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55">
                <text:p>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">
                <text:p>7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">
                <text:p>8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">
                <text:p>7</text:p>
              </table:table-cell>
              <table:table-cell office:value-type="float" office:value="54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">
                <text:p>7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">
                <text:p>8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5">
                <text:p>55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">
                <text:p>7</text:p>
              </table:table-cell>
              <table:table-cell office:value-type="float" office:value="57">
                <text:p>57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">
                <text:p>8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54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54">
                <text:p>54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54">
                <text:p>54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">
                <text:p>6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68">
                <text:p>68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68">
                <text:p>68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68">
                <text:p>68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">
                <text:p>7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">
                <text:p>7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69">
                <text:p>69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">
                <text:p>8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">
                <text:p>7</text:p>
              </table:table-cell>
              <table:table-cell office:value-type="float" office:value="68">
                <text:p>68</text:p>
              </table:table-cell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">
                <text:p>7</text:p>
              </table:table-cell>
              <table:table-cell office:value-type="float" office:value="66">
                <text:p>66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">
                <text:p>6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7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">
                <text:p>7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">
                <text:p>8</text:p>
              </table:table-cell>
              <table:table-cell office:value-type="float" office:value="68">
                <text:p>68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55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53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53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5">
                <text:p>55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">
                <text:p>8</text:p>
              </table:table-cell>
              <table:table-cell office:value-type="float" office:value="69">
                <text:p>69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">
                <text:p>7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5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53">
                <text:p>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53">
                <text:p>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">
                <text:p>8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5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">
                <text:p>7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">
                <text:p>7</text:p>
              </table:table-cell>
              <table:table-cell office:value-type="float" office:value="66">
                <text:p>66</text:p>
              </table:table-cell>
              <table:table-cell office:value-type="float" office:value="55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">
                <text:p>8</text:p>
              </table:table-cell>
              <table:table-cell office:value-type="float" office:value="68">
                <text:p>68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">
                <text:p>6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">
                <text:p>7</text:p>
              </table:table-cell>
              <table:table-cell office:value-type="float" office:value="67">
                <text:p>67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5">
                <text:p>55</text:p>
              </table:table-cell>
              <table:table-cell office:value-type="float" office:value="49">
                <text:p>49</text:p>
              </table:table-cell>
              <table:table-cell office:value-type="float" office:value="68">
                <text:p>68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">
                <text:p>3</text:p>
              </table:table-cell>
              <table:table-cell office:value-type="float" office:value="67">
                <text:p>6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68">
                <text:p>68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">
                <text:p>7</text:p>
              </table:table-cell>
              <table:table-cell office:value-type="float" office:value="55">
                <text:p>55</text:p>
              </table:table-cell>
              <table:table-cell office:value-type="float" office:value="49">
                <text:p>49</text:p>
              </table:table-cell>
              <table:table-cell office:value-type="float" office:value="68">
                <text:p>68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68">
                <text:p>68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">
                <text:p>8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67">
                <text:p>67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">
                <text:p>7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67">
                <text:p>67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">
                <text:p>7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55">
                <text:p>5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">
                <text:p>6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">
                <text:p>8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">
                <text:p>4</text:p>
              </table:table-cell>
              <table:table-cell office:value-type="float" office:value="49">
                <text:p>49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65">
                <text:p>6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65">
                <text:p>6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">
                <text:p>7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67">
                <text:p>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68">
                <text:p>68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">
                <text:p>7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3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68">
                <text:p>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52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6">
                <text:p>56</text:p>
              </table:table-cell>
              <table:table-cell office:value-type="float" office:value="68">
                <text:p>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">
                <text:p>8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3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68">
                <text:p>68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">
                <text:p>7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6">
                <text:p>56</text:p>
              </table:table-cell>
              <table:table-cell office:value-type="float" office:value="68">
                <text:p>68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52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57">
                <text:p>57</text:p>
              </table:table-cell>
              <table:table-cell office:value-type="float" office:value="52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">
                <text:p>6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49">
                <text:p>49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57">
                <text:p>57</text:p>
              </table:table-cell>
              <table:table-cell office:value-type="float" office:value="49">
                <text:p>49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53">
                <text:p>5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53">
                <text:p>5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7">
                <text:p>57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67">
                <text:p>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">
                <text:p>3</text:p>
              </table:table-cell>
              <table:table-cell office:value-type="float" office:value="68">
                <text:p>68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7">
                <text:p>67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67">
                <text:p>6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">
                <text:p>7</text:p>
              </table:table-cell>
              <table:table-cell office:value-type="float" office:value="52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7">
                <text:p>67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">
                <text:p>7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53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53">
                <text:p>5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">
                <text:p>8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67">
                <text:p>67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">
                <text:p>7</text:p>
              </table:table-cell>
              <table:table-cell office:value-type="float" office:value="66">
                <text:p>66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67">
                <text:p>67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">
                <text:p>7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">
                <text:p>6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">
                <text:p>4</text:p>
              </table:table-cell>
              <table:table-cell office:value-type="float" office:value="69">
                <text:p>69</text:p>
              </table:table-cell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">
                <text:p>7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1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">
                <text:p>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48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1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68">
                <text:p>68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68">
                <text:p>68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">
                <text:p>6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1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">
                <text:p>8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48">
                <text:p>48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1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">
                <text:p>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">
                <text:p>6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">
                <text:p>7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1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53">
                <text:p>5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66">
                <text:p>66</text:p>
              </table:table-cell>
              <table:table-cell office:value-type="float" office:value="49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">
                <text:p>7</text:p>
              </table:table-cell>
              <table:table-cell office:value-type="float" office:value="53">
                <text:p>53</text:p>
              </table:table-cell>
              <table:table-cell office:value-type="float" office:value="65">
                <text:p>65</text:p>
              </table:table-cell>
              <table:table-cell office:value-type="float" office:value="41">
                <text:p>41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1$Linux_X86_64 LibreOffice_project/3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